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6.265cm"/>
    </style:style>
    <style:style style:name="co4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69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9999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4586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color="#cccc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80"/>
    </style:style>
    <style:style style:name="ce5" style:family="table-cell" style:parent-style-name="Default">
      <style:table-cell-properties fo:background-color="#000080" fo:border="0.002cm solid #000000"/>
      <style:text-properties fo:color="#cccc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ccff" fo:border="0.002cm solid #000000"/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2">
          <table:table-cell table:style-name="ce1" office:value-type="string" table:number-columns-spanned="4" table:number-rows-spanned="1">
            <text:p>Análise Sistema Memória Virtua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ce2" office:value-type="string" table:number-columns-spanned="4" table:number-rows-spanned="1">
            <text:p>Melhoria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Default" table:number-columns-repeated="4"/>
        </table:table-row>
        <table:table-row table:style-name="ro5">
          <table:table-cell table:style-name="ce3" office:value-type="string">
            <text:p>Cód.</text:p>
          </table:table-cell>
          <table:table-cell table:style-name="ce5" office:value-type="string">
            <text:p>Descri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Esforço Est.</text:p>
          </table:table-cell>
        </table:table-row>
        <table:table-row table:style-name="ro6">
          <table:table-cell office:value-type="string">
            <text:p>:01</text:p>
          </table:table-cell>
          <table:table-cell office:value-type="string">
            <text:p>Melhorar o enquadramento do login.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02</text:p>
          </table:table-cell>
          <table:table-cell office:value-type="string">
            <text:p>Funcionalidade: Esqueci minha senh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3</text:p>
          </table:table-cell>
          <table:table-cell office:value-type="string">
            <text:p>Alinhamento do botão SAIR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:04</text:p>
          </table:table-cell>
          <table:table-cell office:value-type="string">
            <text:p>Melhorar a ordem dos campos em CADASTRO DE INSTITUICA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5</text:p>
          </table:table-cell>
          <table:table-cell office:value-type="string">
            <text:p>Melhoras usabilidade da parte de cadastro de instituição ( termos )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6</text:p>
          </table:table-cell>
          <table:table-cell office:value-type="string">
            <text:p>Ajuste nos tamanhos dos campos de texto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:07</text:p>
          </table:table-cell>
          <table:table-cell office:value-type="string">
            <text:p>Em autoria: Trocar 'apelido' por 'pseudônimo'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08</text:p>
          </table:table-cell>
          <table:table-cell office:value-type="string">
            <text:p>Botão salvar: Melhor posicionamento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09</text:p>
          </table:table-cell>
          <table:table-cell office:value-type="string">
            <text:p>Botoes de Editar/Excluir na parte de instituição não está parecendo habilitado, apesar de funciona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10</text:p>
          </table:table-cell>
          <table:table-cell office:value-type="string">
            <text:p>Ajustar tamanhos das caixas de seleção na pagina inicial.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:11</text:p>
          </table:table-cell>
          <table:table-cell table:number-columns-repeated="3"/>
        </table:table-row>
        <table:table-row table:style-name="ro3">
          <table:table-cell office:value-type="string">
            <text:p>:12</text:p>
          </table:table-cell>
          <table:table-cell table:number-columns-repeated="3"/>
        </table:table-row>
        <table:table-row table:style-name="ro3">
          <table:table-cell office:value-type="string">
            <text:p>:13</text:p>
          </table:table-cell>
          <table:table-cell table:number-columns-repeated="3"/>
        </table:table-row>
        <table:table-row table:style-name="ro3">
          <table:table-cell office:value-type="string">
            <text:p>:14</text:p>
          </table:table-cell>
          <table:table-cell table:number-columns-repeated="3"/>
        </table:table-row>
        <table:table-row table:style-name="ro3">
          <table:table-cell office:value-type="string">
            <text:p>:15</text:p>
          </table:table-cell>
          <table:table-cell table:number-columns-repeated="3"/>
        </table:table-row>
        <table:table-row table:style-name="ro3">
          <table:table-cell office:value-type="string">
            <text:p>:16</text:p>
          </table:table-cell>
          <table:table-cell table:number-columns-repeated="3"/>
        </table:table-row>
        <table:table-row table:style-name="ro3">
          <table:table-cell office:value-type="string">
            <text:p>:17</text:p>
          </table:table-cell>
          <table:table-cell table:number-columns-repeated="3"/>
        </table:table-row>
        <table:table-row table:style-name="ro3">
          <table:table-cell office:value-type="string">
            <text:p>:18</text:p>
          </table:table-cell>
          <table:table-cell table:number-columns-repeated="3"/>
        </table:table-row>
        <table:table-row table:style-name="ro3">
          <table:table-cell office:value-type="string">
            <text:p>:19</text:p>
          </table:table-cell>
          <table:table-cell table:number-columns-repeated="3"/>
        </table:table-row>
        <table:table-row table:style-name="ro3">
          <table:table-cell office:value-type="string">
            <text:p>:20</text:p>
          </table:table-cell>
          <table:table-cell table:number-columns-repeated="3"/>
        </table:table-row>
        <table:table-row table:style-name="ro3">
          <table:table-cell office:value-type="string">
            <text:p>:21</text:p>
          </table:table-cell>
          <table:table-cell table:number-columns-repeated="3"/>
        </table:table-row>
        <table:table-row table:style-name="ro3">
          <table:table-cell office:value-type="string">
            <text:p>:22</text:p>
          </table:table-cell>
          <table:table-cell table:number-columns-repeated="3"/>
        </table:table-row>
        <table:table-row table:style-name="ro3">
          <table:table-cell office:value-type="string">
            <text:p>:23</text:p>
          </table:table-cell>
          <table:table-cell table:number-columns-repeated="3"/>
        </table:table-row>
        <table:table-row table:style-name="ro3">
          <table:table-cell office:value-type="string">
            <text:p>:24</text:p>
          </table:table-cell>
          <table:table-cell table:number-columns-repeated="3"/>
        </table:table-row>
        <table:table-row table:style-name="ro3">
          <table:table-cell office:value-type="string">
            <text:p>:25</text:p>
          </table:table-cell>
          <table:table-cell table:number-columns-repeated="3"/>
        </table:table-row>
        <table:table-row table:style-name="ro3">
          <table:table-cell office:value-type="string">
            <text:p>:26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/08/2010</text:date>, <text:time>15:50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 </meta:initial-creator>
    <meta:creation-date>2010-08-23T13:59:28.61</meta:creation-date>
    <dc:date>2010-08-27T15:50:36.03</dc:date>
    <dc:creator>Ricardo Reimão </dc:creator>
    <meta:editing-duration>PT01H07M12S</meta:editing-duration>
    <meta:editing-cycles>6</meta:editing-cycles>
    <meta:generator>BrOffice.org/3.2$Win32 OpenOffice.org_project/320m12$Build-9483</meta:generator>
    <meta:document-statistic meta:table-count="3" meta:cell-count="52" meta:object-count="0"/>
  </office:meta>
</office:document-meta>
</file>